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897cm" svg:height="1.871cm" svg:x="2.247cm" svg:y="2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2.711cm" svg:y="3.082cm">
          <draw:image xlink:href="Pictures/10000201000001F4000001F4A7D57751.png" xlink:type="simple" xlink:show="embed" xlink:actuate="onLoad">
            <text:p/>
          </draw:image>
        </draw:frame>
        <draw:custom-shape draw:style-name="gr3" draw:text-style-name="P2" xml:id="id6" draw:id="id6" draw:layer="layout" svg:width="1.897cm" svg:height="1.871cm" svg:x="15.369cm" svg:y="7.831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897cm" svg:height="1.871cm" svg:x="5.695cm" svg:y="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6.159cm" svg:y="6.717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9" draw:id="id9" draw:layer="layout" svg:width="1.897cm" svg:height="1.871cm" svg:x="2.221cm" svg:y="9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2.685cm" svg:y="10.271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4" draw:id="id4" draw:layer="layout" svg:width="1.897cm" svg:height="1.871cm" svg:x="9.517cm" svg:y="2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9.981cm" svg:y="2.628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7" draw:id="id7" draw:layer="layout" svg:width="1.897cm" svg:height="1.871cm" svg:x="14.809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15.273cm" svg:y="3.884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5" draw:id="id5" draw:layer="layout" svg:width="1.897cm" svg:height="1.871cm" svg:x="10.988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11.452cm" svg:y="7.171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2" draw:id="id2" draw:layer="layout" svg:width="1.897cm" svg:height="1.871cm" svg:x="7.808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8.272cm" svg:y="11.1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10" draw:id="id10" draw:layer="layout" svg:width="1.897cm" svg:height="1.871cm" svg:x="12.832cm" svg:y="12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13.296cm" svg:y="12.49cm">
          <draw:image xlink:href="Pictures/10000201000001F4000001F4A7D57751.png" xlink:type="simple" xlink:show="embed" xlink:actuate="onLoad">
            <text:p/>
          </draw:image>
        </draw:frame>
        <draw:custom-shape draw:style-name="gr1" draw:text-style-name="P1" xml:id="id1" draw:id="id1" draw:layer="layout" svg:width="1.897cm" svg:height="1.871cm" svg:x="4.626cm" svg:y="1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096cm" svg:height="1.135cm" svg:x="5.09cm" svg:y="14.252cm">
          <draw:image xlink:href="Pictures/10000201000001F4000001F4A7D57751.png" xlink:type="simple" xlink:show="embed" xlink:actuate="onLoad">
            <text:p/>
          </draw:image>
        </draw:frame>
        <draw:connector draw:style-name="gr4" draw:text-style-name="P1" draw:layer="layout" draw:type="line" svg:x1="6.246cm" svg:y1="14.063cm" svg:x2="8.085cm" svg:y2="12.234cm" draw:start-shape="id1" draw:start-glue-point="11" draw:end-shape="id2" draw:end-glue-point="7" svg:d="M6246 14063l1839-1829" svg:viewBox="0 0 1840 1830">
          <text:p text:style-name="P1">1 <text:s/></text:p>
          <text:p text:style-name="P1"/>
        </draw:connector>
        <draw:connector draw:style-name="gr4" draw:text-style-name="P1" draw:layer="layout" draw:type="line" svg:x1="8.757cm" svg:y1="10.637cm" svg:x2="7.315cm" svg:y2="7.851cm" draw:start-shape="id2" draw:start-glue-point="4" draw:end-shape="id3" draw:end-glue-point="9" svg:d="M8757 10637l-1442-2786" svg:viewBox="0 0 1443 2787">
          <text:p text:style-name="P1"><text:s text:c="5"/>1</text:p>
        </draw:connector>
        <draw:connector draw:style-name="gr4" draw:text-style-name="P1" draw:layer="layout" draw:type="line" svg:x1="7.315cm" svg:y1="6.528cm" svg:x2="9.794cm" svg:y2="3.762cm" draw:start-shape="id3" draw:start-glue-point="11" draw:end-shape="id4" draw:end-glue-point="7" svg:d="M7315 6528l2479-2766" svg:viewBox="0 0 2480 2767">
          <text:p text:style-name="P1"><text:s text:c="4"/></text:p>
          <text:p text:style-name="P1"><text:s text:c="3"/>2</text:p>
        </draw:connector>
        <draw:connector draw:style-name="gr4" draw:text-style-name="P1" draw:layer="layout" draw:type="line" svg:x1="10.466cm" svg:y1="4.036cm" svg:x2="11.265cm" svg:y2="6.982cm" draw:start-shape="id4" draw:start-glue-point="8" draw:end-shape="id5" draw:end-glue-point="5" svg:d="M10466 4036l799 2946" svg:viewBox="0 0 800 2947">
          <text:p text:style-name="P1"><text:s text:c="4"/>3</text:p>
        </draw:connector>
        <draw:connector draw:style-name="gr4" draw:text-style-name="P1" draw:layer="layout" draw:type="line" svg:x1="12.608cm" svg:y1="8.305cm" svg:x2="15.369cm" svg:y2="8.767cm" draw:start-shape="id5" draw:start-glue-point="9" draw:end-shape="id6" draw:end-glue-point="6" svg:d="M12608 8305l2761 462" svg:viewBox="0 0 2762 463">
          <text:p text:style-name="P1">1</text:p>
          <text:p text:style-name="P1"/>
        </draw:connector>
        <draw:connector draw:style-name="gr4" draw:text-style-name="P1" draw:layer="layout" draw:type="line" svg:x1="15.758cm" svg:y1="5.292cm" svg:x2="16.318cm" svg:y2="7.831cm" draw:start-shape="id7" draw:start-glue-point="8" draw:end-shape="id6" draw:end-glue-point="4" svg:d="M15758 5292l560 2539" svg:viewBox="0 0 561 2540">
          <text:p text:style-name="P1"><text:s text:c="5"/></text:p>
          <text:p text:style-name="P1"><text:s text:c="6"/>75 <text:s text:c="11"/></text:p>
          <text:p text:style-name="P1"/>
        </draw:connector>
        <draw:connector draw:style-name="gr4" draw:text-style-name="P1" draw:layer="layout" draw:type="curve" draw:line-skew="-0.784cm" svg:x1="6.644cm" svg:y1="6.254cm" svg:x2="15.758cm" svg:y2="3.421cm" draw:start-shape="id3" draw:start-glue-point="4" draw:end-shape="id7" draw:end-glue-point="4" svg:d="M6644 6254c0-6178 9114-4762 9114-2833" svg:viewBox="0 0 9115 4481">
          <text:p text:style-name="P1"/>
          <text:p text:style-name="P1"/>
          <text:p text:style-name="P1"/>
          <text:p text:style-name="P1"/>
          <text:p text:style-name="P1"><text:s text:c="25"/>4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4" draw:text-style-name="P1" draw:layer="layout" draw:type="line" svg:x1="5.972cm" svg:y1="6.528cm" svg:x2="3.867cm" svg:y2="4.216cm" draw:start-shape="id3" draw:start-glue-point="5" draw:end-shape="id8" draw:end-glue-point="9" svg:d="M5972 6528l-2105-2312" svg:viewBox="0 0 2106 2313">
          <text:p text:style-name="P1"><text:s text:c="6"/>2</text:p>
        </draw:connector>
        <draw:connector draw:style-name="gr4" draw:text-style-name="P1" draw:layer="layout" draw:type="line" svg:x1="3.17cm" svg:y1="11.679cm" svg:x2="4.903cm" svg:y2="14.063cm" draw:start-shape="id9" draw:start-glue-point="8" draw:end-shape="id1" draw:end-glue-point="5" svg:d="M3170 11679l1733 2384" svg:viewBox="0 0 1734 2385">
          <text:p text:style-name="P1"/>
          <text:p text:style-name="P1">1 <text:s text:c="2"/></text:p>
        </draw:connector>
        <draw:connector draw:style-name="gr4" draw:text-style-name="P1" draw:layer="layout" draw:type="line" svg:x1="3.196cm" svg:y1="4.49cm" svg:x2="3.17cm" svg:y2="9.808cm" draw:start-shape="id8" draw:start-glue-point="8" draw:end-shape="id9" draw:end-glue-point="4" svg:d="M3196 4490l-26 5318" svg:viewBox="0 0 27 5319">
          <text:p text:style-name="P1"><text:s text:c="6"/>12</text:p>
        </draw:connector>
        <draw:connector draw:style-name="gr4" draw:text-style-name="P1" draw:layer="layout" draw:type="line" svg:x1="9.705cm" svg:y1="11.573cm" svg:x2="15.646cm" svg:y2="9.428cm" draw:start-shape="id2" draw:start-glue-point="10" draw:end-shape="id6" draw:end-glue-point="7" svg:d="M9705 11573l5941-2145" svg:viewBox="0 0 5942 2146">
          <text:p text:style-name="P1">8</text:p>
          <text:p text:style-name="P1"/>
        </draw:connector>
        <draw:connector draw:style-name="gr4" draw:text-style-name="P1" draw:layer="layout" draw:type="line" svg:x1="12.832cm" svg:y1="12.963cm" svg:x2="6.523cm" svg:y2="14.725cm" draw:start-shape="id10" draw:start-glue-point="6" draw:end-shape="id1" draw:end-glue-point="10" svg:d="M12832 12963l-6309 1762" svg:viewBox="0 0 6310 1763">
          <text:p text:style-name="P1"/>
          <text:p text:style-name="P1"><text:s text:c="2"/>5</text:p>
        </draw:connector>
        <draw:connector draw:style-name="gr4" draw:text-style-name="P1" draw:layer="layout" draw:type="curve" draw:line-skew="0.678cm" svg:x1="16.706cm" svg:y1="4.357cm" svg:x2="14.729cm" svg:y2="12.963cm" draw:start-shape="id7" draw:start-glue-point="10" draw:end-shape="id10" draw:end-glue-point="10" svg:d="M16706 4357c1768 0 2757 8606-1977 8606" svg:viewBox="0 0 3442 8607">
          <text:p text:style-name="P1"><text:s text:c="24"/>8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8T09:52:08.882292329</meta:creation-date>
    <dc:date>2016-09-08T10:29:55.508715131</dc:date>
    <dc:creator>elucterio </dc:creator>
    <meta:editing-duration>PT21M18S</meta:editing-duration>
    <meta:editing-cycles>6</meta:editing-cycles>
    <meta:generator>LibreOffice/4.2.8.2$Linux_X86_64 LibreOffice_project/420m0$Build-2</meta:generator>
    <meta:document-statistic meta:object-count="32"/>
  </office:meta>
</office:document-meta>
</file>